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Ubuntu" svg:font-family="Ubuntu, Helvetica, 'Trebuchet M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9c7" officeooo:paragraph-rsid="000269c7"/>
    </style:style>
    <style:style style:name="P2" style:family="paragraph" style:parent-style-name="Standard">
      <style:text-properties officeooo:paragraph-rsid="000269c7"/>
    </style:style>
    <style:style style:name="P3" style:family="paragraph" style:parent-style-name="Standard">
      <style:text-properties officeooo:rsid="0007e3ff" officeooo:paragraph-rsid="0007e3ff"/>
    </style:style>
    <style:style style:name="P4" style:family="paragraph" style:parent-style-name="Standard">
      <style:paragraph-properties fo:text-align="justify" style:justify-single-word="false"/>
      <style:text-properties officeooo:paragraph-rsid="0008c405"/>
    </style:style>
    <style:style style:name="T1" style:family="text">
      <style:text-properties officeooo:rsid="000269c7"/>
    </style:style>
    <style:style style:name="T2" style:family="text">
      <style:text-properties fo:font-variant="normal" fo:text-transform="none" fo:color="#333333" style:font-name="Ubuntu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Ubuntu" fo:font-size="10.5pt" fo:letter-spacing="normal" fo:font-style="normal" fo:font-weight="normal" officeooo:rsid="0007890d"/>
    </style:style>
    <style:style style:name="T4" style:family="text">
      <style:text-properties fo:font-variant="normal" fo:text-transform="none" fo:color="#333333" style:font-name="Ubuntu" fo:font-size="10.5pt" fo:letter-spacing="normal" fo:font-style="normal" fo:font-weight="normal" officeooo:rsid="0008c405"/>
    </style:style>
    <style:style style:name="T5" style:family="text">
      <style:text-properties fo:font-variant="normal" fo:text-transform="none" fo:color="#333333" style:font-name="Ubuntu" fo:font-size="10.5pt" fo:letter-spacing="normal" fo:font-style="normal" fo:font-weight="normal" officeooo:rsid="0009131b"/>
    </style:style>
    <style:style style:name="T6" style:family="text">
      <style:text-properties fo:font-variant="normal" fo:text-transform="none" fo:color="#333333" style:font-name="Ubuntu" fo:font-size="10.5pt" fo:letter-spacing="normal" fo:font-style="normal" fo:font-weight="normal" officeooo:rsid="000afad6"/>
    </style:style>
    <style:style style:name="T7" style:family="text">
      <style:text-properties officeooo:rsid="000596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tarefa está composta por 4 pontos a serem pesquisados:</text:p>
      <text:p text:style-name="P1"/>
      <text:p text:style-name="P1">1. Reunir os aspetos culturais, políticos, religiosos e culinários que a favela influenciou na identidade da cidade do Rio de Janeiro e do Brasil.</text:p>
      <text:p text:style-name="P1"/>
      <text:p text:style-name="P3">Reunir os aspectos culturais, políticos, religiosos e culinários que a favela influenciou na identidade da cidade do Rio de Janeiro e do Brasil. Os exemplos mais comuns são o funk, feijoada e a umbanda. Nossa cultura foi formada por elementos Africanos, exemplo a feijoada era comida dos “escravos”, hoje ela é conhecida mundialmente e servida em vários restaurantes. Outro elemento é a umbanda, de origem Africana, era apenas batuque realizado pelos negros e hoje é praticada por qualquer classe econômica.</text:p>
      <text:p text:style-name="P1"/>
      <text:p text:style-name="P2"><text:span text:style-name="T1"><text:tab/>A diversas coisas que a favela influencio no nosso sestado, como o samba, o funk, o pagode, a feijoada, o grafite...</text:span></text:p>
      <text:p text:style-name="P1"/>
      <text:p text:style-name="P1">2. Pensar no que você pode cooperar para que novos aspetos sejam construídos.</text:p>
      <text:p text:style-name="P1"/>
      <text:p text:style-name="P1"><text:tab/><text:span text:style-name="T7">Podemos cooperar, na questão social, no contexto de sermos mais solidarios aos nossos próximos e a nossa comunidade.</text:span></text:p>
      <text:p text:style-name="P1"/>
      <text:p text:style-name="P1">3. O que você pode dar de contribuição que coopere com as instituições (a SAMP e o PROA) que estão te recebendo no território. Ou seja, o que você tem de potencial que pode contribuir de alguma forma para estas instituições serem melhores.</text:p>
      <text:p text:style-name="P1"/>
      <text:p text:style-name="P1">4. O Complexo de Favelas dos Prazeres é um conjunto de Favelas.  Vocês irão relacionar estas favelas que compõe o Complexo dos Prazeres e fazer uma breve história destas comunidades (dois parágrafos) de cada uma delas . (dando cola: são duas favelas).</text:p>
      <text:p text:style-name="P1"/>
      <text:p text:style-name="P4"><text:span text:style-name="T3">O nome </text:span><text:span text:style-name="T4">Escondidinho </text:span><text:span text:style-name="T3">é </text:span><text:span text:style-name="T4">referente <text:s/>a um quilombo <text:s/>que existia na area, <text:s/>e hoje se localiza a comunidade, visto de longe o quilombo passa despercebido, mas ao acender fogueiras para cozinhar a fumaça denunciava sua localidade. <text:s/></text:span><text:span text:style-name="T5">A comunida fica localizada no bairro do Rio cumprido . </text:span></text:p>
      <text:p text:style-name="P4"><text:span text:style-name="T2"/></text:p>
      <text:p text:style-name="P4"><text:span text:style-name="T5">Dizem que a comunidade do Escondidinho veio primeiro que o morro dos <text:s/>Prazeres. Que por sinal teve seu nome de origem </text:span><text:span text:style-name="T2"><text:s/>"Prazeres" </text:span><text:span text:style-name="T5">a</text:span><text:span text:style-name="T2"> uma homenagem à madre que rezava missas na subida do morro: Maria dos Prazeres. Nesta mesma área foi construída uma pequena capela que serviu como local de orações dos moradores da comunidade. Hoje, um prédio toma conta do terreno. </text:span><text:span text:style-name="T5">A uma versão alternativa sobre o nome inusitado da comunidade, dizem também que em uma rua no bairro de Laranjeiras, <text:s/>existia um prostibulo, e a maioria das meninas que trabalhavam lá, moravam no morro dos Prazeres, por esse prostibulo ser para a alta sociedade, muitos homens que não tinham um condição financeira para ir nesse prostibulo, iam diretamente na origem das meninas, dai ficou Morro dos Prazeres. </text:span><text:span text:style-name="T6">Vivemos em um mundo empreguinado de supertições e historias, mentiras e verdades, coisas que talvez entenderemos e ou não entenderem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Ubuntu" svg:font-family="Ubuntu, Helvetica, 'Trebuchet M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21:09:54.351765033</meta:creation-date>
    <dc:date>2018-01-31T23:02:50.249821173</dc:date>
    <meta:editing-duration>PT10M4S</meta:editing-duration>
    <meta:editing-cycles>1</meta:editing-cycles>
    <meta:document-statistic meta:table-count="0" meta:image-count="0" meta:object-count="0" meta:page-count="1" meta:paragraph-count="10" meta:word-count="446" meta:character-count="2699" meta:non-whitespace-character-count="2252"/>
    <meta:generator>LibreOffice/5.1.6.2$Linux_X86_64 LibreOffice_project/10m0$Build-2</meta:generator>
  </office:meta>
</office:document-meta>
</file>